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AT: /retoure<text:line-break/> CH: /retoure<text:line-break/> DE: /retoure<text:line-break/> DK: /retur <text:line-break/> ES: /devoluciones<text:line-break/> FI: /retouren<text:line-break/> FR: /retour<text:line-break/> GR: /epistrofh<text:line-break/> HU: /visszakuldes<text:line-break/> IT: /ritorni<text:line-break/> NL: /retour <text:line-break/> NO: /retur<text:line-break/> PL: /zwrot<text:line-break/> PT: /retornos<text:line-break/> SE: /retur<text:line-break/> BG: /vrystane<text:line-break/> RO: /retur<text:line-break/> CZ: /navrat <text:line-break/> UK: /returns<text:line-break/> be: /retour <text:line-break/> ee: /tagastus <text:s/><text:line-break/> sk: /vratenie<text:line-break/> si: /vracilo<text:line-break/> <text:line-break/> lu: /retoure <text:line-break/> lv: /atgriesanas<text:line-break/> lv-ru: /vozvrat<text:line-break/> lt: /grazini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9-07-16T15:56:55.409000000</dc:date>
    <meta:editing-duration>PT5H22M16S</meta:editing-duration>
    <meta:editing-cycles>1</meta:editing-cycles>
    <meta:document-statistic meta:table-count="0" meta:image-count="0" meta:object-count="0" meta:page-count="1" meta:paragraph-count="1" meta:word-count="54" meta:character-count="399" meta:non-whitespace-character-count="310"/>
  </office:meta>
</office:document-meta>
</file>